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F000001670A8134A0905F22E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7.215cm" fo:min-width="32.52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10.827cm" fo:min-width="28.075cm"/>
    </style:style>
    <style:style style:name="gr3" style:family="graphic" style:parent-style-name="standard">
      <style:graphic-properties draw:stroke="none" draw:fill-color="#dddddd" draw:textarea-horizontal-align="justify" draw:textarea-vertical-align="middle" draw:auto-grow-height="false" fo:min-height="4.67cm" fo:min-width="28.075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4.67cm" fo:min-width="28.075cm"/>
    </style:style>
    <style:style style:name="gr5" style:family="graphic" style:parent-style-name="standard">
      <style:graphic-properties draw:stroke="none" draw:fill-color="#eeeeee" draw:textarea-horizontal-align="justify" draw:textarea-vertical-align="middle" draw:auto-grow-height="false" fo:min-height="4.395cm" fo:min-width="28.075cm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024cm" fo:min-width="3.679cm"/>
      <style:paragraph-properties style:writing-mode="lr-tb"/>
    </style:style>
    <style:style style:name="gr8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02cm" fo:min-width="10.415cm"/>
      <style:paragraph-properties style:writing-mode="lr-tb"/>
    </style:style>
    <style:style style:name="gr9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925cm" fo:min-width="10.415cm"/>
      <style:paragraph-properties style:writing-mode="lr-tb"/>
    </style:style>
    <style:style style:name="gr10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02cm" fo:min-width="5.215cm"/>
      <style:paragraph-properties style:writing-mode="lr-tb"/>
    </style:style>
    <style:style style:name="gr11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2.751cm" fo:min-width="5.215cm"/>
      <style:paragraph-properties style:writing-mode="lr-tb"/>
    </style:style>
    <style:style style:name="gr12" style:family="graphic" style:parent-style-name="Default_20_Drawing_20_Style_5f_1">
      <style:graphic-properties draw:stroke="dash" draw:stroke-dash="Long_20_Dash_20__28_Rounded_29_" svg:stroke-color="#000000" svg:stroke-linecap="round" draw:fill-color="#ffffff" draw:textarea-horizontal-align="justify" draw:textarea-vertical-align="middle" draw:auto-grow-height="false" fo:min-height="2.693cm" fo:min-width="5.215cm"/>
      <style:paragraph-properties style:writing-mode="lr-tb"/>
    </style:style>
    <style:style style:name="gr13" style:family="graphic" style:parent-style-name="Default_20_Drawing_20_Style_5f_1">
      <style:graphic-properties svg:stroke-width="0.028cm" svg:stroke-color="#000000" draw:marker-start-width="0.242cm" draw:marker-end="Arrowheads_20_2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Default_20_Drawing_20_Style_5f_1">
      <style:graphic-properties svg:stroke-color="#000000" draw:fill="none" draw:fill-color="#ffffff" draw:textarea-horizontal-align="justify" draw:textarea-vertical-align="middle" draw:auto-grow-height="false" fo:min-height="2.925cm" fo:min-width="10.415cm"/>
    </style:style>
    <style:style style:name="gr16" style:family="graphic" style:parent-style-name="Default_20_Drawing_20_Style_5f_1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215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541cm" fo:min-width="5.215cm"/>
      <style:paragraph-properties style:writing-mode="lr-tb"/>
    </style:style>
    <style:style style:name="gr19" style:family="graphic" style:parent-style-name="standard">
      <style:graphic-properties draw:stroke="none" draw:fill="none" fo:min-height="1.537cm"/>
      <style:paragraph-properties style:writing-mode="lr-tb"/>
    </style:style>
    <style:style style:name="gr20" style:family="graphic" style:parent-style-name="standard">
      <style:graphic-properties draw:stroke="dash" draw:stroke-dash="Long_20_Dash_20__28_Rounded_29_" svg:stroke-color="#000000" svg:stroke-linecap="round" draw:fill-color="#ffffff" draw:textarea-horizontal-align="justify" draw:textarea-vertical-align="middle" draw:auto-grow-height="false" fo:min-height="1.277cm" fo:min-width="5.21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595cm" fo:min-width="5.215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26cm" fo:min-width="0.013cm"/>
    </style:style>
    <style:style style:name="gr2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385cm" fo:min-width="0.13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0.054cm" fo:min-width="0.435cm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0.4cm" fo:min-width="0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0.126cm" fo:min-width="0.135cm"/>
    </style:style>
    <style:style style:name="gr2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9" style:family="graphic" style:parent-style-name="standard">
      <style:graphic-properties svg:stroke-color="#000000" draw:textarea-vertical-align="middle"/>
    </style:style>
    <style:style style:name="gr30" style:family="graphic" style:parent-style-name="standard">
      <style:graphic-properties svg:stroke-width="0.028cm" svg:stroke-color="#000000" draw:marker-start-width="0.242cm" draw:marker-end="Arrowheads_20_2" draw:marker-end-width="0.242cm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0.37cm" fo:min-width="0.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draw:stroke="none" draw:fill-color="#dddddd" draw:textarea-horizontal-align="justify" draw:textarea-vertical-align="middle" draw:auto-grow-height="false" fo:min-height="0.115cm" fo:min-width="0cm"/>
    </style:style>
    <style:style style:name="gr34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.563cm"/>
    </style:style>
    <style:style style:name="gr3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36" style:family="graphic" style:parent-style-name="standard">
      <style:graphic-properties draw:stroke="none" draw:fill-color="#eeeeee" draw:textarea-horizontal-align="justify" draw:textarea-vertical-align="middle" draw:auto-grow-height="false" fo:min-height="0.025cm" fo:min-width="1.27cm"/>
    </style:style>
    <style:style style:name="gr37" style:family="graphic" style:parent-style-name="standard">
      <style:graphic-properties draw:stroke="none" draw:fill-color="#eeeeee" draw:textarea-horizontal-align="justify" draw:textarea-vertical-align="middle" draw:auto-grow-height="false" fo:min-height="0.385cm" fo:min-width="0.57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1.655cm" fo:min-width="3.31cm"/>
      <style:paragraph-properties style:writing-mode="lr-tb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1.655cm" fo:min-width="3.455cm"/>
      <style:paragraph-properties style:writing-mode="lr-tb"/>
    </style:style>
    <style:style style:name="gr42" style:family="graphic" style:parent-style-name="standard">
      <style:graphic-properties svg:stroke-color="#000000" draw:fill-color="#cccccc" draw:textarea-horizontal-align="justify" draw:textarea-vertical-align="middle" draw:auto-grow-height="false" fo:min-height="1.655cm" fo:min-width="4.135cm"/>
      <style:paragraph-properties style:writing-mode="lr-tb"/>
    </style:style>
    <style:style style:name="gr43" style:family="graphic" style:parent-style-name="standard">
      <style:graphic-properties svg:stroke-color="#000000" draw:fill-color="#cccccc" draw:textarea-horizontal-align="justify" draw:textarea-vertical-align="middle" draw:auto-grow-height="false" fo:min-height="1.655cm" fo:min-width="4.85cm"/>
      <style:paragraph-properties style:writing-mode="lr-tb"/>
    </style:style>
    <style:style style:name="gr44" style:family="graphic" style:parent-style-name="standard">
      <style:graphic-properties draw:stroke="dash" draw:stroke-dash="Long_20_Dash" svg:stroke-color="#000000" svg:stroke-linecap="butt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8cm" fo:min-width="21.725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925cm" fo:min-width="5.215cm"/>
      <style:paragraph-properties style:writing-mode="lr-tb"/>
    </style:style>
    <style:style style:name="gr48" style:family="graphic" style:parent-style-name="standard">
      <style:graphic-properties draw:stroke="dash" draw:stroke-dash="Long_20_Dash_20__28_Rounded_29_" svg:stroke-color="#000000" svg:stroke-linecap="round" draw:fill-color="#ffffff" draw:textarea-horizontal-align="justify" draw:textarea-vertical-align="middle" draw:auto-grow-height="false" fo:min-height="2.693cm" fo:min-width="5.215cm"/>
      <style:paragraph-properties style:writing-mode="lr-tb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925cm" fo:min-width="5.215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1.89cm" fo:min-width="3.31cm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5.215cm"/>
      <style:paragraph-properties style:writing-mode="lr-tb"/>
    </style:style>
    <style:style style:name="gr52" style:family="graphic" style:parent-style-name="standard">
      <style:graphic-properties draw:stroke="dash" draw:stroke-dash="Long_20_Dash_20__28_Rounded_29_" svg:stroke-color="#000000" svg:stroke-linecap="round" draw:fill-color="#ffffff" draw:textarea-horizontal-align="justify" draw:textarea-vertical-align="middle" draw:auto-grow-height="false" fo:min-height="3.996cm" fo:min-width="5.215cm"/>
      <style:paragraph-properties style:writing-mode="lr-tb"/>
    </style:style>
    <style:style style:name="gr53" style:family="graphic" style:parent-style-name="standard">
      <style:graphic-properties draw:stroke="dash" draw:stroke-dash="Long_20_Dash_20__28_Rounded_29_" svg:stroke-color="#000000" svg:stroke-linecap="round" draw:fill-color="#ffffff" draw:textarea-horizontal-align="justify" draw:textarea-vertical-align="middle" draw:auto-grow-height="false" fo:min-height="3.463cm" fo:min-width="5.215cm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957cm" fo:min-width="5.215cm"/>
      <style:paragraph-properties style:writing-mode="lr-tb"/>
    </style:style>
    <style:style style:name="gr55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055cm" fo:min-width="4.565cm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705cm" fo:min-width="5.215cm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467cm" fo:min-width="6.295cm"/>
      <style:paragraph-properties style:writing-mode="lr-tb"/>
    </style:style>
    <style:style style:name="gr58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285cm" fo:min-width="4.915cm"/>
      <style:paragraph-properties style:writing-mode="lr-tb"/>
    </style:style>
    <style:style style:name="gr59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555cm" fo:min-width="16.94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6.843cm"/>
      <style:paragraph-properties style:writing-mode="lr-tb"/>
    </style:style>
    <style:style style:name="pr1" style:family="presentation" style:parent-style-name="Titelfoli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style:paragraph-properties fo:text-align="center" style:writing-mode="lr-tb"/>
      <style:text-properties fo:font-size="18pt" fo:font-style="normal" style:font-style-asian="italic" style:font-style-complex="italic"/>
    </style:style>
    <style:style style:name="P7" style:family="paragraph">
      <loext:graphic-properties draw:fill-color="#ffffff"/>
      <style:paragraph-properties fo:text-align="center" style:writing-mode="lr-tb"/>
      <style:text-properties fo:font-size="18pt" fo:font-style="normal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text-properties fo:font-size="13pt"/>
    </style:style>
    <style:style style:name="P12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-color="#cccccc"/>
      <style:paragraph-properties fo:text-align="center" style:writing-mode="lr-tb"/>
      <style:text-properties fo:font-size="18pt" fo:font-style="normal" style:font-style-asian="italic" style:font-style-complex="italic"/>
    </style:style>
    <style:style style:name="P17" style:family="paragraph">
      <loext:graphic-properties draw:fill-color="#ffffff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T1" style:family="text">
      <style:text-properties fo:font-size="13pt" fo:font-style="normal" style:font-size-asian="13pt" style:font-style-asian="italic" style:font-size-complex="13pt" style:font-style-complex="italic"/>
    </style:style>
    <style:style style:name="T2" style:family="text">
      <style:text-properties fo:font-style="normal" style:font-style-asian="italic" style:font-style-complex="itali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fo:font-style="normal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ac:frequency" draw:style-name="dp1" draw:master-page-name="Titelfolie" presentation:presentation-page-layout-name="AL1T0">
        <draw:custom-shape draw:style-name="gr1" draw:text-style-name="P1" draw:layer="layout" svg:width="33.02cm" svg:height="37.465cm" svg:x="-0.03cm" svg:y="-0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.575cm" svg:height="11.077cm" svg:x="2.51cm" svg:y="20.0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.575cm" svg:height="4.92cm" svg:x="2.51cm" svg:y="30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.575cm" svg:height="4.92cm" svg:x="2.51cm" svg:y="5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.575cm" svg:height="4.92cm" svg:x="2.51cm" svg:y="15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8.575cm" svg:height="4.92cm" svg:x="2.51cm" svg:y="10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.575cm" svg:height="4.645cm" svg:x="2.51cm" svg:y="1.2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86cm" svg:height="1.673cm" svg:x="21.005cm" svg:y="17.34cm">
          <draw:text-box>
            <text:p text:style-name="P4"><text:span text:style-name="T1">locus</text:span></text:p>
          </draw:text-box>
        </draw:frame>
        <draw:custom-shape draw:style-name="gr7" draw:text-style-name="P7" xml:id="id19" draw:id="id19" draw:layer="layout" svg:width="4.179cm" svg:height="1.274cm" svg:x="3.145cm" svg:y="1.934cm">
          <text:p text:style-name="P6"><text:span text:style-name="T2">Observ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.915cm" svg:height="1.27cm" svg:x="10.39cm" svg:y="1.964cm">
          <text:p text:style-name="P6"><text:span text:style-name="T2">Observ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0.915cm" svg:height="2.175cm" svg:x="10.39cm" svg:y="2.964cm">
          <text:p text:style-name="P6"><text:span text:style-name="T2">rdf:value: </text:span><text:span text:style-name="T2">anyLiteral</text:span></text:p>
          <text:p text:style-name="P6"><text:span text:style-name="T2">dct:description: st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5" draw:id="id5" draw:layer="layout" svg:width="5.715cm" svg:height="1.27cm" svg:x="15.234cm" svg:y="11.019cm">
          <text:p text:style-name="P6"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5.715cm" svg:height="3.001cm" svg:x="15.234cm" svg:y="12.019cm">
          <text:p text:style-name="P6"><text:span text:style-name="T2">r</text:span><text:span text:style-name="T2">d</text:span><text:span text:style-name="T2">f</text:span><text:span text:style-name="T2">:</text:span><text:span text:style-name="T2">v</text:span><text:span text:style-name="T2">a</text:span><text:span text:style-name="T2">l</text:span><text:span text:style-name="T2">u</text:span><text:span text:style-name="T2">e</text:span><text:span text:style-name="T2">: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<text:tab/></text:span></text:p>
          <text:p text:style-name="P6"><text:span text:style-name="T2">m</text:span><text:span text:style-name="T2">e</text:span><text:span text:style-name="T2">a</text:span><text:span text:style-name="T2">s</text:span><text:span text:style-name="T2">u</text:span><text:span text:style-name="T2">r</text:span><text:span text:style-name="T2">e</text:span><text:span text:style-name="T2">:</text:span><text:span text:style-name="T2"> </text:span><text:span text:style-name="T2"><text:tab/></text:span><text:span text:style-name="T2"><text:tab/></text:span><text:span text:style-name="T2"><text:tab/></text:span><text:span text:style-name="T2">a</text:span><text:span text:style-name="T2">n</text:span><text:span text:style-name="T2">y</text:span><text:span text:style-name="T2">L</text:span><text:span text:style-name="T2">i</text:span><text:span text:style-name="T2">t</text:span><text:span text:style-name="T2">e</text:span><text:span text:style-name="T2">r</text:span><text:span text:style-name="T2">a</text:span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2" draw:id="id2" draw:layer="layout" svg:width="5.715cm" svg:height="2.943cm" svg:x="24.09cm" svg:y="2.069cm">
          <text:p text:style-name="P6"><text:span text:style-name="T2">anyURI</text:span></text:p>
          <text:p text:style-name="P6"><text:span text:style-name="T2"/></text:p>
          <text:p text:style-name="P6"><text:span text:style-name="T2">rdf:type: dcterms:</text:span></text:p>
          <text:p text:style-name="P6"><text:span text:style-name="T2"><text:s text:c="12"/></text:span><text:span text:style-name="T2">DCMIType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21.305cm" svg:y1="3.551cm" svg:x2="24.09cm" svg:y2="3.54cm" draw:start-shape="id1" draw:start-glue-point="1" draw:end-shape="id2" draw:end-glue-point="3" svg:d="M21305 3551h1392v-11h1393" svg:viewBox="0 0 2786 12">
          <text:p/>
        </draw:connector>
        <draw:line draw:style-name="gr14" draw:text-style-name="P9" draw:layer="layout" svg:x1="24.089cm" svg:y1="3.107cm" svg:x2="29.804cm" svg:y2="3.107cm">
          <text:p/>
        </draw:line>
        <draw:custom-shape draw:style-name="gr15" draw:text-style-name="P10" xml:id="id1" draw:id="id1" draw:layer="layout" svg:width="10.915cm" svg:height="3.175cm" svg:x="10.39cm" svg:y="1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2" draw:layer="layout" svg:width="2.785cm" svg:height="1.673cm" svg:x="21.305cm" svg:y="3.739cm">
          <draw:text-box>
            <text:p text:style-name="P11"><text:span text:style-name="T1">observedIn </text:span></text:p>
          </draw:text-box>
        </draw:frame>
        <draw:frame draw:style-name="gr16" draw:text-style-name="P12" draw:layer="layout" svg:width="2.785cm" svg:height="1.673cm" svg:x="5.65cm" svg:y="12.695cm">
          <draw:text-box>
            <text:p text:style-name="P11"><text:span text:style-name="T1">frequency</text:span></text:p>
          </draw:text-box>
        </draw:frame>
        <draw:connector draw:style-name="gr13" draw:text-style-name="P8" draw:layer="layout" svg:x1="26.947cm" svg:y1="5.012cm" svg:x2="20.949cm" svg:y2="13.519cm" draw:start-shape="id2" draw:start-glue-point="2" draw:end-shape="id3" draw:end-glue-point="1" svg:d="M26947 5012v8507h-5998" svg:viewBox="0 0 5999 8508">
          <text:p/>
        </draw:connector>
        <draw:frame draw:style-name="gr16" draw:text-style-name="P12" draw:layer="layout" svg:width="2.785cm" svg:height="1.673cm" svg:x="25.15cm" svg:y="12.595cm">
          <draw:text-box>
            <text:p text:style-name="P11"><text:span text:style-name="T1">total</text:span></text:p>
          </draw:text-box>
        </draw:frame>
        <draw:custom-shape draw:style-name="gr17" draw:text-style-name="P7" xml:id="id6" draw:id="id6" draw:layer="layout" svg:width="5.715cm" svg:height="1.27cm" svg:x="15.19cm" svg:y="15.864cm">
          <text:p text:style-name="P6"><text:span text:style-name="T2">Attesta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8" draw:id="id8" draw:layer="layout" svg:width="5.715cm" svg:height="2.791cm" svg:x="15.19cm" svg:y="16.864cm">
          <text:p text:style-name="P6"><text:span text:style-name="T2">rdf:value: str</text:span></text:p>
          <text:p text:style-name="P6"><text:span text:style-name="T2">gloss: str</text:span>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989cm" svg:height="1.787cm" svg:x="5.706cm" svg:y="16.84cm">
          <draw:text-box>
            <text:p text:style-name="P11"><text:span text:style-name="T1">attestation </text:span></text:p>
            <text:p text:style-name="P11"><text:span text:style-name="T1">sub citation</text:span></text:p>
          </draw:text-box>
        </draw:frame>
        <draw:custom-shape draw:style-name="gr20" draw:text-style-name="P7" xml:id="id9" draw:id="id9" draw:layer="layout" svg:width="5.715cm" svg:height="1.527cm" svg:x="24.09cm" svg:y="17.457cm">
          <text:p text:style-name="P6"><text:span text:style-name="T2">anyURI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curve" svg:x1="11.113cm" svg:y1="5.639cm" svg:x2="15.234cm" svg:y2="11.654cm" draw:start-shape="id4" draw:start-glue-point="7" draw:end-shape="id5" draw:end-glue-point="3" svg:d="M11113 5639c0 4010 1373 6015 4121 6015" svg:viewBox="0 0 4122 6016">
          <text:p/>
        </draw:connector>
        <draw:custom-shape draw:style-name="gr17" draw:text-style-name="P7" xml:id="id7" draw:id="id7" draw:layer="layout" svg:width="5.715cm" svg:height="1.27cm" svg:x="15.19cm" svg:y="6.285cm">
          <text:p text:style-name="P6"><text:span text:style-name="T2">Colloc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715cm" svg:height="2.845cm" svg:x="15.19cm" svg:y="7.285cm">
          <text:p text:style-name="P6"><text:span text:style-name="T2">cscore: floa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21" draw:id="id21" draw:layer="layout" svg:width="1.025cm" svg:height="0.95cm" svg:x="14.165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layer="layout" svg:width="0.635cm" svg:height="0.635cm" svg:x="15.189cm" svg:y="8.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4" draw:id="id4" draw:layer="layout" svg:width="0.635cm" svg:height="0.5cm" svg:x="10.795cm" svg:y="5.13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9" draw:layer="layout" draw:type="curve" svg:x1="11.113cm" svg:y1="5.639cm" svg:x2="15.19cm" svg:y2="16.499cm" draw:start-shape="id4" draw:start-glue-point="7" draw:end-shape="id6" draw:end-glue-point="3" svg:d="M11113 5639c0 7240 1359 10860 4077 10860" svg:viewBox="0 0 4078 10861">
          <text:p/>
        </draw:connector>
        <draw:custom-shape draw:style-name="gr24" draw:text-style-name="P13" xml:id="id16" draw:id="id16" draw:layer="layout" svg:width="0.635cm" svg:height="0.5cm" svg:x="6.62cm" svg:y="3.2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9" draw:layer="layout" draw:type="curve" svg:x1="11.113cm" svg:y1="5.639cm" svg:x2="15.19cm" svg:y2="6.92cm" draw:start-shape="id4" draw:start-glue-point="7" draw:end-shape="id7" draw:end-glue-point="3" svg:d="M11113 5639c0 854 1359 1281 4077 1281" svg:viewBox="0 0 4078 1282">
          <text:p/>
        </draw:connector>
        <draw:custom-shape draw:style-name="gr25" draw:text-style-name="P9" xml:id="id20" draw:id="id20" draw:layer="layout" svg:width="0.935cm" svg:height="0.304cm" svg:x="5.385cm" svg:y="2.90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7" draw:id="id17" draw:layer="layout" svg:width="0.434cm" svg:height="0.65cm" svg:x="15.2cm" svg:y="7.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xml:id="id18" draw:id="id18" draw:layer="layout" svg:width="0.635cm" svg:height="0.376cm" svg:x="6.02cm" svg:y="2.804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2.785cm" svg:height="1.673cm" svg:x="13.53cm" svg:y="7.087cm">
          <draw:text-box>
            <text:p text:style-name="P11"><text:span text:style-name="T1">head</text:span></text:p>
          </draw:text-box>
        </draw:frame>
        <draw:connector draw:style-name="gr28" draw:text-style-name="P9" draw:layer="layout" draw:type="line" svg:x1="20.905cm" svg:y1="18.259cm" svg:x2="24.09cm" svg:y2="18.22cm" draw:start-shape="id8" draw:start-glue-point="1" draw:end-shape="id9" draw:end-glue-point="3" svg:d="M20905 18259l3185-39" svg:viewBox="0 0 3186 40">
          <text:p/>
        </draw:connector>
        <draw:custom-shape draw:style-name="gr17" draw:text-style-name="P7" xml:id="id14" draw:id="id14" draw:layer="layout" svg:width="5.715cm" svg:height="1.27cm" svg:x="15.19cm" svg:y="21.563cm">
          <text:p text:style-name="P6"><text:span text:style-name="T2">Embedding</text:span>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989cm" svg:height="1.787cm" svg:x="6.32cm" svg:y="23.103cm">
          <draw:text-box>
            <text:p text:style-name="P11"><text:span text:style-name="T1">embedding</text:span></text:p>
          </draw:text-box>
        </draw:frame>
        <draw:custom-shape draw:style-name="gr17" draw:text-style-name="P7" xml:id="id12" draw:id="id12" draw:layer="layout" svg:width="5.715cm" svg:height="1.27cm" svg:x="16.65cm" svg:y="26.14cm">
          <text:p text:style-name="P6"><text:span text:style-name="T2">FixedSizeVec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0" draw:id="id10" draw:layer="layout" svg:width="5.715cm" svg:height="1.27cm" svg:x="16.65cm" svg:y="27.645cm">
          <text:p text:style-name="P6"><text:span text:style-name="T2">B</text:span><text:span text:style-name="T2">a</text:span><text:span text:style-name="T2">g</text:span><text:span text:style-name="T2">O</text:span><text:span text:style-name="T2">f</text:span><text:span text:style-name="T2">W</text:span><text:span text:style-name="T2">o</text:span><text:span text:style-name="T2">r</text:span><text:span text:style-name="T2">d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3" draw:id="id13" draw:layer="layout" svg:width="5.715cm" svg:height="1.27cm" svg:x="16.69cm" svg:y="29.263cm">
          <text:p text:style-name="P6"><text:span text:style-name="T2">TimeSeri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" draw:id="id11" draw:layer="layout" svg:width="0.635cm" svg:height="0.5cm" svg:x="15.74cm" svg:y="25.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16.65cm" svg:y1="28.28cm" svg:x2="16.058cm" svg:y2="25.88cm" draw:start-shape="id10" draw:start-glue-point="3" draw:end-shape="id11" draw:end-glue-point="7" svg:d="M16650 28280h-592v-2400" svg:viewBox="0 0 593 2401">
          <text:p/>
        </draw:connector>
        <draw:connector draw:style-name="gr29" draw:text-style-name="P8" draw:layer="layout" svg:x1="16.65cm" svg:y1="26.775cm" svg:x2="16.058cm" svg:y2="25.88cm" draw:start-shape="id12" draw:start-glue-point="3" draw:end-shape="id11" draw:end-glue-point="7" svg:d="M16650 26775h-592v-895" svg:viewBox="0 0 593 896">
          <text:p/>
        </draw:connector>
        <draw:connector draw:style-name="gr29" draw:text-style-name="P8" draw:layer="layout" svg:x1="16.69cm" svg:y1="29.898cm" svg:x2="16.058cm" svg:y2="25.88cm" draw:start-shape="id13" draw:start-glue-point="3" draw:end-shape="id11" draw:end-glue-point="7" svg:d="M16690 29898h-632v-4018" svg:viewBox="0 0 633 4019">
          <text:p/>
        </draw:connector>
        <draw:connector draw:style-name="gr30" draw:text-style-name="P8" draw:layer="layout" svg:x1="18.047cm" svg:y1="19.655cm" svg:x2="18.047cm" svg:y2="21.563cm" draw:start-shape="id8" draw:start-glue-point="2" draw:end-shape="id14" draw:end-glue-point="0" svg:d="M18047 19655v1908" svg:viewBox="0 0 1 1909">
          <text:p/>
        </draw:connector>
        <draw:frame draw:style-name="gr19" draw:text-style-name="P5" draw:layer="layout" svg:width="3.084cm" svg:height="1.787cm" svg:x="18.22cm" svg:y="20.308cm">
          <draw:text-box>
            <text:p text:style-name="P4"><text:span text:style-name="T1">attestation</text:span></text:p>
            <text:p text:style-name="P4"><text:span text:style-name="T1">Embedding </text:span></text:p>
          </draw:text-box>
        </draw:frame>
        <draw:custom-shape draw:style-name="gr18" draw:text-style-name="P7" xml:id="id24" draw:id="id24" draw:layer="layout" svg:width="5.715cm" svg:height="2.791cm" svg:x="15.19cm" svg:y="22.564cm">
          <text:p text:style-name="P6"><text:span text:style-name="T2">dct:extent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curve" svg:x1="11.113cm" svg:y1="5.639cm" svg:x2="15.19cm" svg:y2="22.198cm" draw:start-shape="id4" draw:start-glue-point="7" draw:end-shape="id14" draw:end-glue-point="3" svg:d="M11113 5639c0 11040 1359 16559 4077 16559" svg:viewBox="0 0 4078 16560">
          <text:p/>
        </draw:connector>
        <draw:custom-shape draw:style-name="gr17" draw:text-style-name="P7" xml:id="id15" draw:id="id15" draw:layer="layout" svg:width="5.715cm" svg:height="1.27cm" svg:x="15.19cm" svg:y="31.465cm">
          <text:p text:style-name="P6"><text:span text:style-name="T2">S</text:span><text:span text:style-name="T2">i</text:span><text:span text:style-name="T2">m</text:span><text:span text:style-name="T2">i</text:span><text:span text:style-name="T2">l</text:span><text:span text:style-name="T2">a</text:span><text:span text:style-name="T2">r</text:span><text:span text:style-name="T2">i</text:span><text:span text:style-name="T2">t</text:span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23" draw:id="id23" draw:layer="layout" svg:width="1.025cm" svg:height="0.95cm" svg:x="14.167cm" svg:y="33.4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7" draw:layer="layout" svg:width="5.715cm" svg:height="2.791cm" svg:x="15.19cm" svg:y="32.564cm">
          <text:p text:style-name="P6"><text:span text:style-name="T2">dct:extent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xml:id="id22" draw:id="id22" draw:layer="layout" svg:width="0.88cm" svg:height="0.62cm" svg:x="15.19cm" svg:y="24.435cm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5.006cm" svg:height="0.962cm" draw:transform="rotate (1.56556033903891) translate (1.507cm 10.611cm)">
          <draw:text-box>
            <text:p>COLLOCATION</text:p>
          </draw:text-box>
        </draw:frame>
        <draw:frame draw:style-name="gr32" draw:text-style-name="P14" draw:layer="layout" svg:width="4.486cm" svg:height="0.962cm" draw:transform="rotate (1.56556033903891) translate (1.508cm 15.312cm)">
          <draw:text-box>
            <text:p>FREQUENCY</text:p>
          </draw:text-box>
        </draw:frame>
        <draw:frame draw:style-name="gr32" draw:text-style-name="P14" draw:layer="layout" svg:width="4.74cm" svg:height="0.962cm" draw:transform="rotate (1.56556033903891) translate (1.509cm 20.213cm)">
          <draw:text-box>
            <text:p>ATTESTATION</text:p>
          </draw:text-box>
        </draw:frame>
        <draw:frame draw:style-name="gr32" draw:text-style-name="P14" draw:layer="layout" svg:width="4.346cm" svg:height="0.962cm" draw:transform="rotate (1.56556033903891) translate (1.51cm 28.014cm)">
          <draw:text-box>
            <text:p>EMBEDDING</text:p>
          </draw:text-box>
        </draw:frame>
        <draw:frame draw:style-name="gr32" draw:text-style-name="P14" draw:layer="layout" svg:width="4.033cm" svg:height="0.962cm" draw:transform="rotate (1.56556033903891) translate (1.511cm 35.415cm)">
          <draw:text-box>
            <text:p>SIMILARITY</text:p>
          </draw:text-box>
        </draw:frame>
        <draw:connector draw:style-name="gr14" draw:text-style-name="P9" draw:layer="layout" draw:type="curve" svg:x1="11.113cm" svg:y1="5.639cm" svg:x2="15.19cm" svg:y2="32.1cm" draw:start-shape="id4" draw:start-glue-point="7" draw:end-shape="id15" draw:end-glue-point="3" svg:d="M11113 5639c0 17641 1359 26461 4077 26461" svg:viewBox="0 0 4078 26462">
          <text:p/>
        </draw:connector>
        <draw:custom-shape draw:style-name="gr33" draw:text-style-name="P3" draw:layer="layout" svg:width="0.428cm" svg:height="0.365cm" svg:x="10.972cm" svg:y="7.4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063cm" svg:height="0.24cm" draw:transform="rotate (-0.184306769010602) translate (10.803cm 8.625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428cm" svg:height="0.365cm" svg:x="10.872cm" svg:y="6.4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428cm" svg:height="0.365cm" svg:x="11.935cm" svg:y="18.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428cm" svg:height="0.365cm" svg:x="11.235cm" svg:y="18.02cm">
          <text:p/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curve" svg:x1="6.938cm" svg:y1="3.704cm" svg:x2="15.19cm" svg:y2="6.92cm" draw:start-shape="id16" draw:start-glue-point="7" draw:end-shape="id7" draw:end-glue-point="3" svg:d="M6938 3704c0 2144 2750 3216 8252 3216" svg:viewBox="0 0 8253 3217">
          <text:p/>
        </draw:connector>
        <draw:connector draw:style-name="gr35" draw:text-style-name="P9" draw:layer="layout" draw:type="curve" svg:x1="15.2cm" svg:y1="7.915cm" svg:x2="6.337cm" svg:y2="3.18cm" draw:start-shape="id17" draw:start-glue-point="3" draw:end-shape="id18" draw:end-glue-point="2" svg:d="M15200 7915c-5909 0-8863-1578-8863-4735" svg:viewBox="0 0 8864 4736">
          <text:p/>
        </draw:connector>
        <draw:connector draw:style-name="gr30" draw:text-style-name="P8" draw:layer="layout" svg:x1="5.234cm" svg:y1="3.208cm" svg:x2="15.19cm" svg:y2="18.259cm" draw:start-shape="id19" draw:start-glue-point="2" draw:end-shape="id8" draw:end-glue-point="3" svg:d="M5234 3208v15051h9956" svg:viewBox="0 0 9957 15052">
          <text:p/>
        </draw:connector>
        <draw:custom-shape draw:style-name="gr36" draw:text-style-name="P2" draw:layer="layout" svg:width="1.77cm" svg:height="0.275cm" svg:x="10.9cm" svg:y="13.405cm">
          <text:p/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5.234cm" svg:y1="3.208cm" svg:x2="15.234cm" svg:y2="13.519cm" draw:start-shape="id19" draw:start-glue-point="2" draw:end-shape="id3" draw:end-glue-point="3" svg:d="M5234 3208v10311h10000" svg:viewBox="0 0 10001 10312">
          <text:p/>
        </draw:connector>
        <draw:connector draw:style-name="gr14" draw:text-style-name="P9" draw:layer="layout" draw:type="curve" svg:x1="5.852cm" svg:y1="3.208cm" svg:x2="14.165cm" svg:y2="9.111cm" draw:start-shape="id20" draw:start-glue-point="2" draw:end-shape="id21" draw:end-glue-point="5" svg:d="M5852 3208c0 3936 2771 5903 8313 5903" svg:viewBox="0 0 8314 5904">
          <text:p/>
        </draw:connector>
        <draw:custom-shape draw:style-name="gr36" draw:text-style-name="P2" draw:layer="layout" svg:width="1.77cm" svg:height="0.275cm" svg:x="11.113cm" svg:y="23.8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07cm" svg:height="0.635cm" svg:x="11.9cm" svg:y="25.905cm">
          <text:p/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curve" draw:line-skew="-2.037cm" svg:x1="15.19cm" svg:y1="24.745cm" svg:x2="14.167cm" svg:y2="33.893cm" draw:start-shape="id22" draw:start-glue-point="3" draw:end-shape="id23" draw:end-glue-point="5" svg:d="M15190 24745c-5343 0-4831 9148-1023 9148" svg:viewBox="0 0 3947 9149">
          <text:p/>
        </draw:connector>
        <draw:connector draw:style-name="gr30" draw:text-style-name="P8" draw:layer="layout" svg:x1="5.234cm" svg:y1="3.208cm" svg:x2="15.19cm" svg:y2="23.959cm" draw:start-shape="id19" draw:start-glue-point="2" draw:end-shape="id24" draw:end-glue-point="3" svg:d="M5234 3208v20751h9956" svg:viewBox="0 0 9957 20752">
          <text:p/>
        </draw:connector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folie" presentation:presentation-page-layout-name="AL2T1">
        <draw:custom-shape draw:style-name="gr39" draw:text-style-name="P7" draw:layer="layout" svg:width="3.81cm" svg:height="1.27cm" svg:x="13.655cm" svg:y="0.84cm">
          <text:p text:style-name="P6"><text:span text:style-name="T2">Observable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xml:id="id25" draw:id="id25" draw:layer="layout" svg:width="3.81cm" svg:height="1.905cm" svg:x="3.175cm" svg:y="4.445cm">
          <text:p text:style-name="P6"><text:span text:style-name="T2">ontolex:</text:span></text:p>
          <text:p text:style-name="P6"><text:span text:style-name="T2">Form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xml:id="id27" draw:id="id27" draw:layer="layout" svg:width="3.955cm" svg:height="1.905cm" svg:x="7.476cm" svg:y="4.445cm">
          <text:p text:style-name="P6"><text:span text:style-name="T2">ontolex:</text:span></text:p>
          <text:p text:style-name="P6"><text:span text:style-name="T2">LexicalEntry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28" draw:id="id28" draw:layer="layout" svg:width="4.635cm" svg:height="1.905cm" svg:x="11.876cm" svg:y="4.445cm">
          <text:p text:style-name="P6"><text:span text:style-name="T2">ontolex:</text:span></text:p>
          <text:p text:style-name="P6"><text:span text:style-name="T2">LexicalS</text:span><text:span text:style-name="T2">ense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29" draw:id="id29" draw:layer="layout" svg:width="5.35cm" svg:height="1.905cm" svg:x="16.875cm" svg:y="4.445cm">
          <text:p text:style-name="P6"><text:span text:style-name="T2">ontolex:</text:span></text:p>
          <text:p text:style-name="P6"><text:span text:style-name="T2">LexicalConcept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xml:id="id30" draw:id="id30" draw:layer="layout" svg:width="3.81cm" svg:height="1.905cm" svg:x="22.575cm" svg:y="4.445cm">
          <text:p text:style-name="P6"><text:span text:style-name="T2">anyURI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xml:id="id26" draw:id="id26" draw:layer="layout" svg:width="0.635cm" svg:height="0.5cm" svg:x="15.326cm" svg:y="2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5.08cm" svg:y1="4.445cm" svg:x2="15.644cm" svg:y2="2.611cm" draw:start-shape="id25" draw:start-glue-point="0" draw:end-shape="id26" draw:end-glue-point="7" svg:d="M5080 4445v-917h10564v-917" svg:viewBox="0 0 10565 1835">
          <text:p/>
        </draw:connector>
        <draw:connector draw:style-name="gr29" draw:text-style-name="P8" draw:layer="layout" svg:x1="9.453cm" svg:y1="4.445cm" svg:x2="15.644cm" svg:y2="2.611cm" draw:start-shape="id27" draw:start-glue-point="0" draw:end-shape="id26" draw:end-glue-point="7" svg:d="M9453 4445v-917h6191v-917" svg:viewBox="0 0 6192 1835">
          <text:p/>
        </draw:connector>
        <draw:connector draw:style-name="gr29" draw:text-style-name="P8" draw:layer="layout" svg:x1="14.193cm" svg:y1="4.445cm" svg:x2="15.644cm" svg:y2="2.611cm" draw:start-shape="id28" draw:start-glue-point="0" draw:end-shape="id26" draw:end-glue-point="7" svg:d="M14193 4445v-917h1451v-917" svg:viewBox="0 0 1452 1835">
          <text:p/>
        </draw:connector>
        <draw:connector draw:style-name="gr29" draw:text-style-name="P8" draw:layer="layout" svg:x1="19.55cm" svg:y1="4.445cm" svg:x2="15.644cm" svg:y2="2.611cm" draw:start-shape="id29" draw:start-glue-point="0" draw:end-shape="id26" draw:end-glue-point="7" svg:d="M19550 4445v-917h-3906v-917" svg:viewBox="0 0 3907 1835">
          <text:p/>
        </draw:connector>
        <draw:connector draw:style-name="gr29" draw:text-style-name="P8" draw:layer="layout" svg:x1="24.48cm" svg:y1="4.445cm" svg:x2="15.644cm" svg:y2="2.611cm" draw:start-shape="id30" draw:start-glue-point="0" draw:end-shape="id26" draw:end-glue-point="7" svg:d="M24480 4445v-917h-8836v-917" svg:viewBox="0 0 8837 1835">
          <text:p/>
        </draw:connector>
        <draw:custom-shape draw:style-name="gr46" draw:text-style-name="P1" draw:layer="layout" svg:width="22.225cm" svg:height="0.938cm" svg:x="3.81cm" svg:y="8.32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xml:id="id35" draw:id="id35" draw:layer="layout" svg:width="3.81cm" svg:height="1.27cm" svg:x="4.444cm" svg:y="7.688cm">
          <text:p text:style-name="P6"><text:span text:style-name="T2">Observ</text:span><text:span text:style-name="T2">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715cm" svg:height="1.27cm" svg:x="11.82cm" svg:y="7.718cm">
          <text:p text:style-name="P6"><text:span text:style-name="T2">Observ</text:span><text:span text:style-name="T2">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5.715cm" svg:height="2.175cm" svg:x="11.82cm" svg:y="8.718cm">
          <text:p text:style-name="P6"><text:span text:style-name="T2">rdf:value: <text:s text:c="25"/>anyLiteral</text:span></text:p>
          <text:p text:style-name="P6"><text:span text:style-name="T2">dct:description: st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3" draw:id="id33" draw:layer="layout" svg:width="5.715cm" svg:height="1.27cm" svg:x="11.82cm" svg:y="12.318cm">
          <text:p text:style-name="P6"><text:span text:style-name="T2">Frequency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5.715cm" svg:height="2.175cm" svg:x="11.82cm" svg:y="13.318cm">
          <text:p text:style-name="P6"><text:span text:style-name="T2">rdf:valu</text:span><text:span text:style-name="T2">e: int <text:s text:c="4"/></text:span><text:span text:style-name="T2"><text:s text:c="4"/>unit: </text:span><text:span text:style-name="T2">anyURI </text:span><text:span text:style-name="T2">/ </text:span><text:span text:style-name="T2">anyLite</text:span><text:span text:style-name="T2">ral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xml:id="id32" draw:id="id32" draw:layer="layout" svg:width="5.715cm" svg:height="2.943cm" svg:x="20.32cm" svg:y="7.823cm">
          <text:p text:style-name="P6"><text:span text:style-name="T2">anyURI</text:span></text:p>
          <text:p text:style-name="P6"><text:span text:style-name="T2"/></text:p>
          <text:p text:style-name="P6"><text:span text:style-name="T2">rdf:type: dcterms:</text:span></text:p>
          <text:p text:style-name="P6"><text:span text:style-name="T2"><text:s text:c="12"/></text:span><text:span text:style-name="T2">DCMIType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7.535cm" svg:y1="9.305cm" svg:x2="20.32cm" svg:y2="9.294cm" draw:start-shape="id31" draw:start-glue-point="1" draw:end-shape="id32" draw:end-glue-point="3" svg:d="M17535 9305h1392v-11h1393" svg:viewBox="0 0 2786 12">
          <text:p/>
        </draw:connector>
        <draw:line draw:style-name="gr14" draw:text-style-name="P9" draw:layer="layout" svg:x1="20.319cm" svg:y1="8.861cm" svg:x2="26.034cm" svg:y2="8.861cm">
          <text:p/>
        </draw:line>
        <draw:custom-shape draw:style-name="gr49" draw:text-style-name="P10" xml:id="id31" draw:id="id31" draw:layer="layout" svg:width="5.715cm" svg:height="3.175cm" svg:x="11.82cm" svg:y="7.71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.785cm" svg:height="1.673cm" svg:x="17.535cm" svg:y="9.493cm">
          <draw:text-box>
            <text:p text:style-name="P11"><text:span text:style-name="T1">observedIn </text:span></text:p>
          </draw:text-box>
        </draw:frame>
        <draw:custom-shape draw:style-name="gr45" draw:text-style-name="P9" xml:id="id34" draw:id="id34" draw:layer="layout" svg:width="0.635cm" svg:height="0.5cm" svg:x="14.37cm" svg:y="10.9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14.677cm" svg:y1="12.318cm" svg:x2="14.688cm" svg:y2="11.435cm" draw:start-shape="id33" draw:start-glue-point="0" draw:end-shape="id34" draw:end-glue-point="7" svg:d="M14677 12318v-441h11v-442" svg:viewBox="0 0 12 884">
          <text:p/>
        </draw:connector>
        <draw:connector draw:style-name="gr30" draw:text-style-name="P8" draw:layer="layout" svg:x1="6.349cm" svg:y1="8.958cm" svg:x2="11.82cm" svg:y2="12.953cm" draw:start-shape="id35" draw:start-glue-point="2" draw:end-shape="id33" draw:end-glue-point="3" svg:d="M6349 8958v3995h5471" svg:viewBox="0 0 5472 3996">
          <text:p/>
        </draw:connector>
        <draw:frame draw:style-name="gr6" draw:text-style-name="P12" draw:layer="layout" svg:width="2.785cm" svg:height="1.673cm" svg:x="6.536cm" svg:y="12.194cm">
          <draw:text-box>
            <text:p text:style-name="P11"><text:span text:style-name="T1">fr</text:span><text:span text:style-name="T1">eq</text:span><text:span text:style-name="T1">ue</text:span><text:span text:style-name="T1">nc</text:span><text:span text:style-name="T1">y</text:span></text:p>
          </draw:text-box>
        </draw:frame>
        <draw:connector draw:style-name="gr30" draw:text-style-name="P8" draw:layer="layout" svg:x1="23.177cm" svg:y1="10.766cm" svg:x2="17.535cm" svg:y2="12.953cm" draw:start-shape="id32" draw:start-glue-point="2" draw:end-shape="id33" draw:end-glue-point="1" svg:d="M23177 10766v2187h-5642" svg:viewBox="0 0 5643 2188">
          <text:p/>
        </draw:connector>
        <draw:frame draw:style-name="gr6" draw:text-style-name="P12" draw:layer="layout" svg:width="2.785cm" svg:height="1.673cm" svg:x="21.736cm" svg:y="12.194cm">
          <draw:text-box>
            <text:p text:style-name="P11"><text:span text:style-name="T1">total</text:span></text:p>
          </draw:text-box>
        </draw:frame>
        <draw:custom-shape draw:style-name="gr46" draw:text-style-name="P1" draw:layer="layout" svg:width="22.225cm" svg:height="0.938cm" svg:x="3.81cm" svg:y="19.0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2.225cm" svg:height="0.938cm" svg:x="3.81cm" svg:y="19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xml:id="id40" draw:id="id40" draw:layer="layout" svg:width="3.81cm" svg:height="1.27cm" svg:x="4.444cm" svg:y="18.384cm">
          <text:p text:style-name="P6"><text:span text:style-name="T2">Observ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715cm" svg:height="1.27cm" svg:x="11.82cm" svg:y="18.414cm">
          <text:p text:style-name="P6"><text:span text:style-name="T2">Observ</text:span><text:span text:style-name="T2">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5.715cm" svg:height="2.175cm" svg:x="11.82cm" svg:y="19.414cm">
          <text:p text:style-name="P6"><text:span text:style-name="T2">rdf:value: <text:s text:c="25"/>anyLiteral</text:span></text:p>
          <text:p text:style-name="P6"><text:span text:style-name="T2">dct:description: st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8" draw:id="id38" draw:layer="layout" svg:width="5.715cm" svg:height="1.27cm" svg:x="11.82cm" svg:y="23.014cm">
          <text:p text:style-name="P6"><text:span text:style-name="T2">Attest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5.715cm" svg:height="2.175cm" svg:x="11.82cm" svg:y="24.014cm">
          <text:p text:style-name="P6"><text:span text:style-name="T2">rdf:value: str</text:span></text:p>
          <text:p text:style-name="P6"><text:span text:style-name="T2">gloss: str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xml:id="id37" draw:id="id37" draw:layer="layout" svg:width="5.715cm" svg:height="2.943cm" svg:x="20.32cm" svg:y="18.519cm">
          <text:p text:style-name="P6"><text:span text:style-name="T2">anyURI</text:span></text:p>
          <text:p text:style-name="P6"><text:span text:style-name="T2"/></text:p>
          <text:p text:style-name="P6"><text:span text:style-name="T2">rdf:type: dcterms:</text:span></text:p>
          <text:p text:style-name="P6"><text:span text:style-name="T2"><text:s text:c="12"/></text:span><text:span text:style-name="T2">DCMIType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7.535cm" svg:y1="20.001cm" svg:x2="20.32cm" svg:y2="19.99cm" draw:start-shape="id36" draw:start-glue-point="1" draw:end-shape="id37" svg:d="M17535 20001h1392v-11h1393" svg:viewBox="0 0 2786 12">
          <text:p/>
        </draw:connector>
        <draw:line draw:style-name="gr14" draw:text-style-name="P9" draw:layer="layout" svg:x1="20.319cm" svg:y1="19.557cm" svg:x2="26.034cm" svg:y2="19.557cm">
          <text:p/>
        </draw:line>
        <draw:custom-shape draw:style-name="gr49" draw:text-style-name="P10" xml:id="id36" draw:id="id36" draw:layer="layout" svg:width="5.715cm" svg:height="3.175cm" svg:x="11.82cm" svg:y="18.414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.785cm" svg:height="1.673cm" svg:x="17.535cm" svg:y="20.189cm">
          <draw:text-box>
            <text:p text:style-name="P11"><text:span text:style-name="T1">observedIn </text:span></text:p>
          </draw:text-box>
        </draw:frame>
        <draw:custom-shape draw:style-name="gr45" draw:text-style-name="P9" xml:id="id39" draw:id="id39" draw:layer="layout" svg:width="0.635cm" svg:height="0.5cm" svg:x="14.37cm" svg:y="21.6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14.677cm" svg:y1="23.014cm" svg:x2="14.688cm" svg:y2="22.131cm" draw:start-shape="id38" draw:start-glue-point="0" draw:end-shape="id39" draw:end-glue-point="7" svg:d="M14677 23014v-441h11v-442" svg:viewBox="0 0 12 884">
          <text:p/>
        </draw:connector>
        <draw:connector draw:style-name="gr30" draw:text-style-name="P8" draw:layer="layout" svg:x1="6.349cm" svg:y1="19.654cm" svg:x2="11.82cm" svg:y2="23.649cm" draw:start-shape="id40" draw:start-glue-point="2" draw:end-shape="id38" draw:end-glue-point="3" svg:d="M6349 19654v3995h5471" svg:viewBox="0 0 5472 3996">
          <text:p/>
        </draw:connector>
        <draw:frame draw:style-name="gr19" draw:text-style-name="P12" draw:layer="layout" svg:width="2.989cm" svg:height="1.787cm" svg:x="6.536cm" svg:y="22.29cm">
          <draw:text-box>
            <text:p text:style-name="P11"><text:span text:style-name="T1">a</text:span><text:span text:style-name="T1">t</text:span><text:span text:style-name="T1">t</text:span><text:span text:style-name="T1">e</text:span><text:span text:style-name="T1">s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  <text:p text:style-name="P11"><text:span text:style-name="T1">s</text:span><text:span text:style-name="T1">u</text:span><text:span text:style-name="T1">b</text:span><text:span text:style-name="T1"> </text:span><text:span text:style-name="T1">c</text:span><text:span text:style-name="T1">i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20" draw:text-style-name="P7" xml:id="id41" draw:id="id41" draw:layer="layout" svg:width="5.715cm" svg:height="1.527cm" svg:x="20.32cm" svg:y="22.907cm">
          <text:p text:style-name="P6"><text:span text:style-name="T2">anyURI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7.535cm" svg:y1="23.649cm" svg:x2="20.32cm" svg:y2="23.67cm" draw:start-shape="id38" draw:start-glue-point="1" draw:end-shape="id41" draw:end-glue-point="3" svg:d="M17535 23649h1392v21h1393" svg:viewBox="0 0 2786 22">
          <text:p/>
        </draw:connector>
        <draw:frame draw:style-name="gr6" draw:text-style-name="P5" draw:layer="layout" svg:width="2.785cm" svg:height="1.673cm" svg:x="17.536cm" svg:y="22.89cm">
          <draw:text-box>
            <text:p text:style-name="P4"><text:span text:style-name="T1">locus</text:span></text:p>
          </draw:text-box>
        </draw:frame>
        <draw:custom-shape draw:style-name="gr46" draw:text-style-name="P1" draw:layer="layout" svg:width="22.225cm" svg:height="0.938cm" svg:x="3.81cm" svg:y="29.71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2.225cm" svg:height="0.938cm" svg:x="3.81cm" svg:y="29.7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xml:id="id46" draw:id="id46" draw:layer="layout" svg:width="3.81cm" svg:height="2.14cm" svg:x="4.444cm" svg:y="29.075cm">
          <text:p text:style-name="P6"><text:span text:style-name="T2">Observ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715cm" svg:height="1.27cm" svg:x="11.82cm" svg:y="29.105cm">
          <text:p text:style-name="P6"><text:span text:style-name="T2">Observ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5.715cm" svg:height="2.175cm" svg:x="11.82cm" svg:y="30.105cm">
          <text:p text:style-name="P6"><text:span text:style-name="T2">rdf:value: <text:s text:c="25"/>anyLiteral</text:span></text:p>
          <text:p text:style-name="P6"><text:span text:style-name="T2">dct:description: st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44" draw:id="id44" draw:layer="layout" svg:width="5.715cm" svg:height="1.27cm" svg:x="11.82cm" svg:y="33.705cm">
          <text:p text:style-name="P6"><text:span text:style-name="T2">Colloca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5.715cm" svg:height="1.59cm" svg:x="11.82cm" svg:y="34.705cm">
          <text:p text:style-name="P6"><text:span text:style-name="T2">cscore: float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xml:id="id43" draw:id="id43" draw:layer="layout" svg:width="5.715cm" svg:height="4.246cm" svg:x="20.32cm" svg:y="28.575cm">
          <text:p text:style-name="P6"><text:span text:style-name="T2">anyURI</text:span></text:p>
          <text:p text:style-name="P6"><text:span text:style-name="T2"/></text:p>
          <text:p text:style-name="P6"><text:span text:style-name="T2">rdf:type: dcterms:</text:span></text:p>
          <text:p text:style-name="P6"><text:span text:style-name="T2"><text:s text:c="12"/></text:span><text:span text:style-name="T2">DCMIType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7.535cm" svg:y1="30.692cm" svg:x2="20.32cm" svg:y2="30.698cm" draw:start-shape="id42" draw:start-glue-point="1" draw:end-shape="id43" svg:d="M17535 30692h1392v6h1393" svg:viewBox="0 0 2786 7">
          <text:p/>
        </draw:connector>
        <draw:line draw:style-name="gr14" draw:text-style-name="P9" draw:layer="layout" svg:x1="20.319cm" svg:y1="30.248cm" svg:x2="26.034cm" svg:y2="30.248cm">
          <text:p/>
        </draw:line>
        <draw:custom-shape draw:style-name="gr49" draw:text-style-name="P10" xml:id="id42" draw:id="id42" draw:layer="layout" svg:width="5.715cm" svg:height="3.175cm" svg:x="11.82cm" svg:y="29.105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.785cm" svg:height="1.673cm" svg:x="17.535cm" svg:y="30.88cm">
          <draw:text-box>
            <text:p text:style-name="P11"><text:span text:style-name="T1">observedIn </text:span></text:p>
          </draw:text-box>
        </draw:frame>
        <draw:custom-shape draw:style-name="gr45" draw:text-style-name="P9" xml:id="id45" draw:id="id45" draw:layer="layout" svg:width="0.635cm" svg:height="0.5cm" svg:x="14.37cm" svg:y="32.3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14.677cm" svg:y1="33.705cm" svg:x2="14.688cm" svg:y2="32.822cm" draw:start-shape="id44" draw:start-glue-point="0" draw:end-shape="id45" draw:end-glue-point="7" svg:d="M14677 33705v-441h11v-442" svg:viewBox="0 0 12 884">
          <text:p/>
        </draw:connector>
        <draw:custom-shape draw:style-name="gr22" draw:text-style-name="P1" xml:id="id47" draw:id="id47" draw:layer="layout" svg:width="1.025cm" svg:height="0.95cm" svg:x="10.795cm" svg:y="34.8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8" draw:layer="layout" svg:x1="8.254cm" svg:y1="30.145cm" svg:x2="10.795cm" svg:y2="35.331cm" draw:start-shape="id46" draw:start-glue-point="1" draw:end-shape="id47" draw:end-glue-point="5" svg:d="M8254 30145h1270v5186h1271" svg:viewBox="0 0 2542 5187">
          <text:p/>
        </draw:connector>
        <draw:connector draw:style-name="gr30" draw:text-style-name="P8" draw:layer="layout" svg:x1="11.819cm" svg:y1="35.977cm" svg:x2="7.936cm" svg:y2="31.215cm" draw:start-shape="id48" draw:start-glue-point="3" draw:end-shape="id49" draw:end-glue-point="2" svg:d="M11819 35977h-3883v-4762" svg:viewBox="0 0 3884 4763">
          <text:p/>
        </draw:connector>
        <draw:custom-shape draw:style-name="gr23" draw:text-style-name="P9" xml:id="id49" draw:id="id49" draw:layer="layout" svg:width="0.635cm" svg:height="0.635cm" svg:x="7.619cm" svg:y="30.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xml:id="id48" draw:id="id48" draw:layer="layout" svg:width="0.635cm" svg:height="0.635cm" svg:x="11.819cm" svg:y="35.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xml:id="id50" draw:id="id50" draw:layer="layout" svg:width="0.635cm" svg:height="0.5cm" draw:transform="rotate (1.58807508638964) translate (8.261cm 29.7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8.758cm" svg:y1="29.462cm" svg:x2="11.82cm" svg:y2="34.34cm" draw:start-shape="id50" draw:start-glue-point="7" draw:end-shape="id44" draw:end-glue-point="3" svg:d="M8758 29462h1532v4878h1530" svg:viewBox="0 0 3063 4879">
          <text:p/>
        </draw:connector>
        <presentation:notes draw:style-name="dp4">
          <draw:page-thumbnail draw:style-name="gr38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folie" presentation:presentation-page-layout-name="AL2T1">
        <draw:custom-shape draw:style-name="gr46" draw:text-style-name="P1" draw:layer="layout" svg:width="22.225cm" svg:height="0.938cm" svg:x="4.545cm" svg:y="1.60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2.225cm" svg:height="0.938cm" svg:x="4.545cm" svg:y="1.6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xml:id="id55" draw:id="id55" draw:layer="layout" svg:width="3.81cm" svg:height="1.27cm" svg:x="5.179cm" svg:y="0.97cm">
          <text:p text:style-name="P6"><text:span text:style-name="T2">Observ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715cm" svg:height="1.27cm" svg:x="12.555cm" svg:y="1cm">
          <text:p text:style-name="P6"><text:span text:style-name="T2">Observ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5.715cm" svg:height="2.175cm" svg:x="12.555cm" svg:y="2cm">
          <text:p text:style-name="P6"><text:span text:style-name="T2">rdf:value: <text:s text:c="19"/>anyLiteral</text:span></text:p>
          <text:p text:style-name="P6"><text:span text:style-name="T2">dct:description: st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53" draw:id="id53" draw:layer="layout" svg:width="5.715cm" svg:height="1.27cm" svg:x="12.555cm" svg:y="5.2cm">
          <text:p text:style-name="P6"><text:span text:style-name="T2">Embedding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xml:id="id52" draw:id="id52" draw:layer="layout" svg:width="5.715cm" svg:height="3.713cm" svg:x="21.055cm" svg:y="0.735cm">
          <text:p text:style-name="P6"><text:span text:style-name="T2">anyURI</text:span></text:p>
          <text:p text:style-name="P6"><text:span text:style-name="T2"/></text:p>
          <text:p text:style-name="P6"><text:span text:style-name="T2">rdf:type: dcterms:</text:span></text:p>
          <text:p text:style-name="P6"><text:span text:style-name="T2"><text:s text:c="12"/></text:span><text:span text:style-name="T2">DCMIType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8.27cm" svg:y1="2.587cm" svg:x2="21.055cm" svg:y2="2.591cm" draw:start-shape="id51" draw:start-glue-point="1" draw:end-shape="id52" svg:d="M18270 2587h1392v4h1393" svg:viewBox="0 0 2786 5">
          <text:p/>
        </draw:connector>
        <draw:line draw:style-name="gr14" draw:text-style-name="P9" draw:layer="layout" svg:x1="21.054cm" svg:y1="2.143cm" svg:x2="26.769cm" svg:y2="2.143cm">
          <text:p/>
        </draw:line>
        <draw:custom-shape draw:style-name="gr49" draw:text-style-name="P10" xml:id="id51" draw:id="id51" draw:layer="layout" svg:width="5.715cm" svg:height="3.175cm" svg:x="12.555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.785cm" svg:height="1.673cm" svg:x="18.27cm" svg:y="2.775cm">
          <draw:text-box>
            <text:p text:style-name="P11"><text:span text:style-name="T1">observedIn </text:span></text:p>
          </draw:text-box>
        </draw:frame>
        <draw:custom-shape draw:style-name="gr45" draw:text-style-name="P9" xml:id="id54" draw:id="id54" draw:layer="layout" svg:width="0.635cm" svg:height="0.5cm" svg:x="15.105cm" svg:y="4.2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15.412cm" svg:y1="5.2cm" svg:x2="15.423cm" svg:y2="4.717cm" draw:start-shape="id53" draw:start-glue-point="0" draw:end-shape="id54" draw:end-glue-point="7" svg:d="M15412 5200v-241h11v-242" svg:viewBox="0 0 12 484">
          <text:p/>
        </draw:connector>
        <draw:connector draw:style-name="gr30" draw:text-style-name="P8" draw:layer="layout" svg:x1="8.989cm" svg:y1="1.605cm" svg:x2="12.555cm" svg:y2="5.835cm" draw:start-shape="id55" draw:start-glue-point="1" draw:end-shape="id53" draw:end-glue-point="3" svg:d="M8989 1605h1783v4230h1783" svg:viewBox="0 0 3567 4231">
          <text:p/>
        </draw:connector>
        <draw:frame draw:style-name="gr19" draw:text-style-name="P12" draw:layer="layout" svg:width="2.989cm" svg:height="1.787cm" svg:x="9.811cm" svg:y="5.835cm">
          <draw:text-box>
            <text:p text:style-name="P11"><text:span text:style-name="T1">embedding</text:span></text:p>
          </draw:text-box>
        </draw:frame>
        <draw:custom-shape draw:style-name="gr17" draw:text-style-name="P7" xml:id="id58" draw:id="id58" draw:layer="layout" svg:width="5.715cm" svg:height="1.27cm" svg:x="3.055cm" svg:y="8.1cm">
          <text:p text:style-name="P6"><text:span text:style-name="T2">FixedSizeVec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56" draw:id="id56" draw:layer="layout" svg:width="5.715cm" svg:height="1.27cm" svg:x="9.255cm" svg:y="8.1cm">
          <text:p text:style-name="P6"><text:span text:style-name="T2">BagOfWords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59" draw:id="id59" draw:layer="layout" svg:width="5.715cm" svg:height="1.27cm" svg:x="15.455cm" svg:y="8.1cm">
          <text:p text:style-name="P6"><text:span text:style-name="T2">TimeSeries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xml:id="id57" draw:id="id57" draw:layer="layout" svg:width="0.635cm" svg:height="0.5cm" svg:x="15.105cm" svg:y="6.5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12.112cm" svg:y1="8.1cm" svg:x2="15.423cm" svg:y2="7.017cm" draw:start-shape="id56" draw:start-glue-point="0" draw:end-shape="id57" draw:end-glue-point="7" svg:d="M12112 8100v-541h3311v-542" svg:viewBox="0 0 3312 1084">
          <text:p/>
        </draw:connector>
        <draw:connector draw:style-name="gr29" draw:text-style-name="P8" draw:layer="layout" svg:x1="5.912cm" svg:y1="8.1cm" svg:x2="15.423cm" svg:y2="7.017cm" draw:start-shape="id58" draw:start-glue-point="0" draw:end-shape="id57" draw:end-glue-point="7" svg:d="M5912 8100v-541h9511v-542" svg:viewBox="0 0 9512 1084">
          <text:p/>
        </draw:connector>
        <draw:connector draw:style-name="gr29" draw:text-style-name="P8" draw:layer="layout" svg:x1="18.312cm" svg:y1="8.1cm" svg:x2="15.423cm" svg:y2="7.017cm" draw:start-shape="id59" draw:start-glue-point="0" draw:end-shape="id57" draw:end-glue-point="7" svg:d="M18312 8100v-541h-2889v-542" svg:viewBox="0 0 2890 1084">
          <text:p/>
        </draw:connector>
        <draw:custom-shape draw:style-name="gr17" draw:text-style-name="P7" xml:id="id60" draw:id="id60" draw:layer="layout" svg:width="5.715cm" svg:height="1.27cm" svg:x="21.955cm" svg:y="5.2cm">
          <text:p text:style-name="P6"><text:span text:style-name="T2">Attestation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21.955cm" svg:y1="5.835cm" svg:x2="18.27cm" svg:y2="5.835cm" draw:start-shape="id60" draw:start-glue-point="3" draw:end-shape="id53" draw:end-glue-point="1" svg:d="M21955 5835h-3685" svg:viewBox="0 0 3686 1">
          <text:p/>
        </draw:connector>
        <draw:frame draw:style-name="gr19" draw:text-style-name="P5" draw:layer="layout" svg:width="3.084cm" svg:height="1.787cm" svg:x="18.671cm" svg:y="5.176cm">
          <draw:text-box>
            <text:p text:style-name="P4"><text:span text:style-name="T1">attestation</text:span></text:p>
            <text:p text:style-name="P4"><text:span text:style-name="T1">Embedding </text:span></text:p>
          </draw:text-box>
        </draw:frame>
        <draw:custom-shape draw:style-name="gr46" draw:text-style-name="P1" draw:layer="layout" svg:width="22.225cm" svg:height="0.938cm" svg:x="5.08cm" svg:y="13.35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2.225cm" svg:height="0.938cm" svg:x="5.08cm" svg:y="13.3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715cm" svg:height="1.27cm" svg:x="13.09cm" svg:y="12.748cm">
          <text:p text:style-name="P6"><text:span text:style-name="T2">Observ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5.715cm" svg:height="2.175cm" svg:x="13.09cm" svg:y="13.748cm">
          <text:p text:style-name="P6"><text:span text:style-name="T2">rdf:value: <text:s text:c="19"/>anyLiteral</text:span></text:p>
          <text:p text:style-name="P6"><text:span text:style-name="T2">dct:description: st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63" draw:id="id63" draw:layer="layout" svg:width="5.715cm" svg:height="1.27cm" svg:x="13.09cm" svg:y="16.948cm">
          <text:p text:style-name="P6"><text:span text:style-name="T2">Similarity</text:span></text:p>
          <draw:enhanced-geometry svg:viewBox="0 0 21600 21600" draw:type="rectangle" draw:enhanced-path="M 0 0 L 21600 0 21600 21600 0 21600 0 0 Z N"/>
        </draw:custom-shape>
        <draw:custom-shape draw:style-name="gr53" draw:text-style-name="P7" xml:id="id62" draw:id="id62" draw:layer="layout" svg:width="5.715cm" svg:height="3.713cm" svg:x="21.59cm" svg:y="12.483cm">
          <text:p text:style-name="P6"><text:span text:style-name="T2">anyURI</text:span></text:p>
          <text:p text:style-name="P6"><text:span text:style-name="T2"/></text:p>
          <text:p text:style-name="P6"><text:span text:style-name="T2">rdf:type: dcterms:</text:span></text:p>
          <text:p text:style-name="P6"><text:span text:style-name="T2"><text:s text:c="12"/></text:span><text:span text:style-name="T2">DCMIType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8.805cm" svg:y1="14.335cm" svg:x2="21.59cm" svg:y2="14.339cm" draw:start-shape="id61" draw:start-glue-point="1" draw:end-shape="id62" svg:d="M18805 14335h1392v4h1393" svg:viewBox="0 0 2786 5">
          <text:p/>
        </draw:connector>
        <draw:line draw:style-name="gr14" draw:text-style-name="P9" draw:layer="layout" svg:x1="21.589cm" svg:y1="13.891cm" svg:x2="27.304cm" svg:y2="13.891cm">
          <text:p/>
        </draw:line>
        <draw:custom-shape draw:style-name="gr49" draw:text-style-name="P10" xml:id="id61" draw:id="id61" draw:layer="layout" svg:width="5.715cm" svg:height="3.175cm" svg:x="13.09cm" svg:y="12.74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.785cm" svg:height="1.673cm" svg:x="18.805cm" svg:y="14.523cm">
          <draw:text-box>
            <text:p text:style-name="P11"><text:span text:style-name="T1">observedIn </text:span></text:p>
          </draw:text-box>
        </draw:frame>
        <draw:custom-shape draw:style-name="gr45" draw:text-style-name="P9" xml:id="id64" draw:id="id64" draw:layer="layout" svg:width="0.635cm" svg:height="0.5cm" svg:x="15.64cm" svg:y="15.9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15.947cm" svg:y1="16.948cm" svg:x2="15.958cm" svg:y2="16.465cm" draw:start-shape="id63" draw:start-glue-point="0" draw:end-shape="id64" draw:end-glue-point="7" svg:d="M15947 16948v-241h11v-242" svg:viewBox="0 0 12 484">
          <text:p/>
        </draw:connector>
        <draw:custom-shape draw:style-name="gr39" draw:text-style-name="P7" xml:id="id65" draw:id="id65" draw:layer="layout" svg:width="3.81cm" svg:height="1.27cm" svg:x="5.714cm" svg:y="12.719cm">
          <text:p text:style-name="P6"><text:span text:style-name="T2">Observ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715cm" svg:height="1.27cm" svg:x="13.09cm" svg:y="12.749cm">
          <text:p text:style-name="P6"><text:span text:style-name="T2">Observa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5.715cm" svg:height="2.175cm" svg:x="13.09cm" svg:y="13.749cm">
          <text:p text:style-name="P6"><text:span text:style-name="T2">rdf:value: <text:s text:c="19"/>anyLiteral</text:span></text:p>
          <text:p text:style-name="P6"><text:span text:style-name="T2">dct:description: st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66" draw:id="id66" draw:layer="layout" svg:width="5.715cm" svg:height="1.27cm" svg:x="4.79cm" svg:y="17.049cm">
          <text:p text:style-name="P6"><text:span text:style-name="T2">Embedding</text:span></text:p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5.715cm" svg:height="3.175cm" svg:x="13.09cm" svg:y="12.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0.635cm" svg:height="0.5cm" svg:x="15.64cm" svg:y="15.9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0" draw:text-style-name="P8" draw:layer="layout" svg:x1="7.619cm" svg:y1="13.989cm" svg:x2="7.647cm" svg:y2="17.049cm" draw:start-shape="id65" draw:start-glue-point="2" draw:end-shape="id66" draw:end-glue-point="0" svg:d="M7619 13989v1530h28v1530" svg:viewBox="0 0 29 3061">
          <text:p/>
        </draw:connector>
        <draw:custom-shape draw:style-name="gr22" draw:text-style-name="P1" xml:id="id67" draw:id="id67" draw:layer="layout" svg:width="1.025cm" svg:height="0.95cm" svg:x="12.067cm" svg:y="17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8" draw:layer="layout" svg:x1="10.505cm" svg:y1="17.684cm" svg:x2="12.067cm" svg:y2="17.676cm" draw:start-shape="id66" draw:start-glue-point="1" draw:end-shape="id67" draw:end-glue-point="5" svg:d="M10505 17684h780v-8h782" svg:viewBox="0 0 1563 9">
          <text:p/>
        </draw:connector>
        <draw:frame draw:style-name="gr19" draw:text-style-name="P12" draw:layer="layout" svg:width="2.989cm" svg:height="1.787cm" svg:x="7.747cm" svg:y="14.884cm">
          <draw:text-box>
            <text:p text:style-name="P11"><text:span text:style-name="T1">embedding</text:span></text:p>
          </draw:text-box>
        </draw:frame>
        <draw:custom-shape draw:style-name="gr46" draw:text-style-name="P1" draw:layer="layout" svg:width="22.225cm" svg:height="0.938cm" svg:x="4.445cm" svg:y="24.8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2.225cm" svg:height="0.938cm" svg:x="4.445cm" svg:y="25.2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3.81cm" svg:height="1.27cm" svg:x="5.079cm" svg:y="24.199cm">
          <text:p text:style-name="P6"><text:span text:style-name="T2">Observ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715cm" svg:height="1.27cm" svg:x="20.455cm" svg:y="24.229cm">
          <text:p text:style-name="P6"><text:span text:style-name="T2">Observa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xml:id="id68" draw:id="id68" draw:layer="layout" svg:width="5.715cm" svg:height="2.207cm" svg:x="20.455cm" svg:y="26.94cm">
          <text:p text:style-name="P6"><text:span text:style-name="T2">Cooccur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8" draw:layer="layout" svg:x1="23.312cm" svg:y1="26.94cm" svg:x2="23.323cm" svg:y2="26.047cm" draw:start-shape="id68" draw:start-glue-point="0" draw:end-shape="id69" draw:end-glue-point="7" svg:d="M23312 26940v-446h11v-447" svg:viewBox="0 0 12 894">
          <text:p/>
        </draw:connector>
        <draw:custom-shape draw:style-name="gr22" draw:text-style-name="P1" xml:id="id71" draw:id="id71" draw:layer="layout" svg:width="1.025cm" svg:height="0.95cm" svg:x="19.43cm" svg:y="27.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8" draw:layer="layout" svg:x1="7.871cm" svg:y1="25.534cm" svg:x2="19.43cm" svg:y2="27.955cm" draw:start-shape="id70" draw:start-glue-point="2" draw:end-shape="id71" draw:end-glue-point="5" svg:d="M7871 25534v2421h11559" svg:viewBox="0 0 11560 2422">
          <text:p/>
        </draw:connector>
        <draw:custom-shape draw:style-name="gr55" draw:text-style-name="P19" draw:layer="layout" svg:width="5.065cm" svg:height="2.305cm" svg:x="9.439cm" svg:y="25.215cm">
          <text:p text:style-name="P18"><text:span text:style-name="T3">Cooccurrences are </text:span></text:p>
          <text:p text:style-name="P18"><text:span text:style-name="T3">groups of observables </text:span></text:p>
          <text:p text:style-name="P18"><text:span text:style-name="T3">(and observables in </text:span></text:p>
          <text:p text:style-name="P18"><text:span text:style-name="T3">their own right)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635cm" svg:height="0.635cm" svg:x="7.554cm" svg:y="24.8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715cm" svg:height="1.27cm" svg:x="20.555cm" svg:y="30.429cm">
          <text:p text:style-name="P6"><text:span text:style-name="T2">Collocat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5.715cm" svg:height="0.955cm" svg:x="20.555cm" svg:y="31.43cm">
          <text:p text:style-name="P6"><text:span text:style-name="T2">cscore: float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xml:id="id72" draw:id="id72" draw:layer="layout" svg:width="0.635cm" svg:height="0.5cm" svg:x="12.305cm" svg:y="30.04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12.712cm" svg:y1="31.23cm" svg:x2="12.623cm" svg:y2="30.547cm" draw:end-shape="id72" draw:end-glue-point="7" svg:d="M12712 31230v-90h-89v-593" svg:viewBox="0 0 90 684">
          <text:p/>
        </draw:connector>
        <draw:custom-shape draw:style-name="gr23" draw:text-style-name="P9" xml:id="id70" draw:id="id70" draw:layer="layout" svg:width="0.635cm" svg:height="0.635cm" svg:x="7.554cm" svg:y="24.89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xml:id="id69" draw:id="id69" draw:layer="layout" svg:width="0.635cm" svg:height="0.5cm" svg:x="23.005cm" svg:y="25.54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9" xml:id="id76" draw:id="id76" draw:layer="layout" svg:width="0.635cm" svg:height="0.5cm" svg:x="6.705cm" svg:y="25.5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9.396cm" svg:y1="24.782cm" svg:x2="20.489cm" svg:y2="27.256cm" draw:start-shape="id73" draw:start-glue-point="7" draw:end-shape="id74" draw:end-glue-point="3" svg:d="M9396 24782h5548v2474h5545" svg:viewBox="0 0 11094 2475">
          <text:p/>
        </draw:connector>
        <draw:custom-shape draw:style-name="gr57" draw:text-style-name="P7" xml:id="id77" draw:id="id77" draw:layer="layout" svg:width="6.795cm" svg:height="1.717cm" svg:x="10.255cm" svg:y="28.329cm">
          <text:p text:style-name="P6"><text:span text:style-name="T2">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7" draw:layer="layout" svg:width="6.795cm" svg:height="1.717cm" svg:x="10.255cm" svg:y="29.63cm">
          <text:p text:style-name="P6"><text:span text:style-name="T2">queryLanguage: ...</text:span></text:p>
          <text:p text:style-name="P6"><text:span text:style-name="T2">rdf:value: str</text:span><text:span text:style-name="T4"> (query str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9" xml:id="id75" draw:id="id75" draw:layer="layout" svg:width="0.635cm" svg:height="0.5cm" svg:x="23.105cm" svg:y="29.1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draw:line-skew="0.282cm" svg:x1="23.412cm" svg:y1="30.13cm" svg:x2="23.423cm" svg:y2="29.646cm" draw:end-shape="id75" draw:end-glue-point="7" svg:d="M23412 30130v300h11v-784" svg:viewBox="0 0 12 785">
          <text:p/>
        </draw:connector>
        <draw:custom-shape draw:style-name="gr45" draw:text-style-name="P9" draw:layer="layout" svg:width="0.635cm" svg:height="0.5cm" svg:x="23.105cm" svg:y="29.14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8" draw:layer="layout" svg:x1="7.023cm" svg:y1="26.048cm" svg:x2="10.255cm" svg:y2="29.187cm" draw:start-shape="id76" draw:start-glue-point="7" draw:end-shape="id77" draw:end-glue-point="3" svg:d="M7023 26048v3139h3232" svg:viewBox="0 0 3233 3140">
          <text:p/>
        </draw:connector>
        <draw:connector draw:style-name="gr35" draw:text-style-name="P9" draw:layer="layout" draw:type="line" svg:x1="17.024cm" svg:y1="28.756cm" svg:x2="20.489cm" svg:y2="28.756cm" draw:start-shape="id78" draw:start-glue-point="1" draw:end-shape="id79" draw:end-glue-point="3" svg:d="M17024 28756h3465" svg:viewBox="0 0 3466 1">
          <text:p/>
        </draw:connector>
        <draw:frame draw:style-name="gr6" draw:text-style-name="P12" draw:layer="layout" svg:width="2.785cm" svg:height="1.673cm" svg:x="17.845cm" svg:y="28.974cm">
          <draw:text-box>
            <text:p text:style-name="P11"><text:span text:style-name="T1">result</text:span></text:p>
          </draw:text-box>
        </draw:frame>
        <draw:custom-shape draw:style-name="gr58" draw:text-style-name="P19" draw:layer="layout" svg:width="5.415cm" svg:height="1.535cm" svg:x="4.479cm" svg:y="29.749cm">
          <text:p text:style-name="P18"><text:span text:style-name="T3">rdf:value of a Query </text:span></text:p>
          <text:p text:style-name="P18"><text:span text:style-name="T3">is the query string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17.445cm" svg:height="0.805cm" svg:x="5.749cm" svg:y="22.324cm">
          <text:p text:style-name="P18"><text:span text:style-name="T3">Matches of a corpus query are frac:attestations of the frac:Cooccurrence object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xml:id="id73" draw:id="id73" draw:layer="layout" svg:width="0.635cm" svg:height="0.5cm" draw:transform="rotate (1.58807508638964) translate (8.899cm 25.1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9" xml:id="id74" draw:id="id74" draw:layer="layout" svg:width="0.635cm" svg:height="0.635cm" svg:x="20.489cm" svg:y="26.9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xml:id="id79" draw:id="id79" draw:layer="layout" svg:width="0.635cm" svg:height="0.635cm" svg:x="20.489cm" svg:y="28.4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xml:id="id78" draw:id="id78" draw:layer="layout" svg:width="0.635cm" svg:height="0.635cm" svg:x="16.389cm" svg:y="28.439cm">
          <text:p/>
          <draw:enhanced-geometry svg:viewBox="0 0 21600 21600" draw:type="rectangle" draw:enhanced-path="M 0 0 L 21600 0 21600 21600 0 21600 0 0 Z N"/>
        </draw:custom-shape>
        <draw:frame draw:style-name="gr60" draw:text-style-name="P21" draw:layer="layout" svg:width="5.781cm" svg:height="0.962cm" svg:x="3.109cm" svg:y="20.32cm">
          <draw:text-box>
            <text:p text:style-name="P20">Possible extension</text:p>
          </draw:text-box>
        </draw:frame>
        <presentation:notes draw:style-name="dp4">
          <draw:page-thumbnail draw:style-name="gr38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100%" draw:cy="100%" draw:start-color="#ffffff" draw:end-color="#ffffff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rectangular" draw:cx="100%" draw:cy="100%" draw:start="85%" draw:end="0%" draw:angle="90deg" draw:border="0%"/>
    <draw:marker draw:name="Arrow" svg:viewBox="0 0 20 30" svg:d="M10 0l-10 30h20z"/>
    <draw:marker draw:name="Arrowheads_20_2" draw:display-name="Arrowheads 2" svg:viewBox="0 0 20 40" svg:d="M0 40l10-40 10 4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fo:background-color="transparent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29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19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02cm" fo:page-height="36.8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svg:stroke-linecap="butt" draw:fill="gradient" draw:fill-gradient-name="Gradient_20_1" draw:opacity-name="msTransGradient_20_1" draw:textarea-vertical-align="middle" draw:auto-grow-height="false" draw:fit-to-size="false" style:shrink-to-fit="false" fo:min-height="8.395cm" fo:min-width="11.47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4f81bd" draw:stroke-linejoin="miter" svg:stroke-linecap="butt" draw:fill="none" draw:textarea-vertical-align="top" draw:auto-grow-height="false" draw:fit-to-size="false" style:shrink-to-fit="false" fo:min-height="1.02cm" fo:min-width="22.36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4a452a" loext:opacity="100%" style:text-line-through-style="none" style:text-line-through-type="none" style:text-position="0% 100%" style:font-name="Gill Sans MT" fo:font-size="46pt" fo:letter-spacing="normal" fo:language="de" fo:country="DE" fo:font-style="normal" style:text-underline-style="none" fo:font-weight="bold" fo:background-color="transparent" style:font-size-asian="46pt" style:font-style-asian="normal" style:font-weight-asian="bold" style:font-size-complex="46pt" style:font-style-complex="normal" style:font-weight-complex="bold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6.791cm" svg:height="7.575cm" svg:x="2.104cm" svg:y="2.485cm"/>
      <draw:page-thumbnail draw:layer="backgroundobjects" svg:width="6.791cm" svg:height="7.575cm" svg:x="2.104cm" svg:y="11.061cm"/>
      <draw:page-thumbnail draw:layer="backgroundobjects" svg:width="6.791cm" svg:height="7.575cm" svg:x="2.104cm" svg:y="19.637cm"/>
      <draw:page-thumbnail draw:layer="backgroundobjects" svg:width="6.791cm" svg:height="7.575cm" svg:x="12.104cm" svg:y="2.485cm"/>
      <draw:page-thumbnail draw:layer="backgroundobjects" svg:width="6.791cm" svg:height="7.575cm" svg:x="12.104cm" svg:y="11.061cm"/>
      <draw:page-thumbnail draw:layer="backgroundobjects" svg:width="6.791cm" svg:height="7.575cm" svg:x="12.104cm" svg:y="19.637cm"/>
    </style:handout-master>
    <style:master-page style:name="Titelfolie" style:page-layout-name="PM1" draw:style-name="Mdp1">
      <draw:frame draw:name="Picture 2" draw:style-name="Mgr3" draw:text-style-name="MP5" draw:layer="backgroundobjects" drawooo:display="none" svg:width="11.623cm" svg:height="7.844cm" svg:x="13.701cm" svg:y="6.442cm">
        <draw:image xlink:href="Pictures/100000000000018F000001670A8134A0905F22E9.png" xlink:type="simple" xlink:show="embed" xlink:actuate="onLoad" draw:mime-type="image/png">
          <text:p/>
        </draw:image>
        <svg:desc>http://user.uni-frankfurt.de/~s1239595/tmp/Goethe-Logo/Kompakt%20RGB.gif</svg:desc>
      </draw:frame>
      <draw:custom-shape draw:name="Rechteck 10" draw:style-name="Mgr4" draw:text-style-name="MP6" draw:layer="backgroundobjects" drawooo:display="none" svg:width="11.976cm" svg:height="8.644cm" svg:x="13.348cm" svg:y="5.6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7" draw:style-name="Mgr5" draw:text-style-name="MP7" draw:layer="backgroundobjects" drawooo:display="none" svg:width="22.859cm" svg:height="1.269cm" svg:x="1.057cm" svg:y="0.47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frame draw:name="Rectangle 2" presentation:style-name="Mpr1" draw:text-style-name="MP9" draw:layer="backgroundobjects" svg:width="21.174cm" svg:height="3.65cm" svg:x="2.54cm" svg:y="3.174cm" presentation:class="title" presentation:user-transformed="true">
        <draw:text-box>
          <text:p text:style-name="MP8"><text:span text:style-name="MT1">T</text:span><text:span text:style-name="MT1">i</text:span><text:span text:style-name="MT1">t</text:span><text:span text:style-name="MT1">e</text:span><text:span text:style-name="MT1">l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f</text:span><text:span text:style-name="MT1">o</text:span><text:span text:style-name="MT1">r</text:span><text:span text:style-name="MT1">m</text:span><text:span text:style-name="MT1">a</text:span><text:span text:style-name="MT1">t</text:span><text:span text:style-name="MT1"> </text:span><text:span text:style-name="MT1">d</text:span><text:span text:style-name="MT1">u</text:span><text:span text:style-name="MT1">r</text:span><text:span text:style-name="MT1">c</text:span><text:span text:style-name="MT1">h</text:span><text:span text:style-name="MT1"> </text:span><text:span text:style-name="MT1">K</text:span><text:span text:style-name="MT1">l</text:span><text:span text:style-name="MT1">i</text:span><text:span text:style-name="MT1">c</text:span><text:span text:style-name="MT1">k</text:span><text:span text:style-name="MT1">e</text:span><text:span text:style-name="MT1">n</text:span><text:span text:style-name="MT1"> </text:span><text:span text:style-name="MT1">b</text:span><text:span text:style-name="MT1">e</text:span><text:span text:style-name="MT1">a</text:span><text:span text:style-name="MT1">r</text:span><text:span text:style-name="MT1">b</text:span><text:span text:style-name="MT1">e</text:span><text:span text:style-name="MT1">i</text:span><text:span text:style-name="MT1">t</text:span><text:span text:style-name="MT1">e</text:span><text:span text:style-name="MT1">n</text:span></text:p>
        </draw:text-box>
      </draw:frame>
      <draw:frame presentation:style-name="Titelfolie-outline1" draw:layer="backgroundobjects" svg:width="22.859cm" svg:height="8.286cm" svg:x="1.27cm" svg:y="3.342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2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3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3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4T10:23:49.833624613</meta:creation-date>
    <dc:date>2023-12-14T15:38:37.473292328</dc:date>
    <meta:editing-duration>PT17M37S</meta:editing-duration>
    <meta:editing-cycles>6</meta:editing-cycles>
    <meta:generator>LibreOffice/7.3.7.2$Linux_X86_64 LibreOffice_project/30$Build-2</meta:generator>
    <meta:document-statistic meta:object-count="253"/>
  </office:meta>
</office:document-meta>
</file>